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yle0">
      <style:graphic-properties draw:stroke="solid" draw:fill="solid" draw:fill-color="#000000" draw:shadow="hidden"/>
    </style:style>
    <style:style style:name="gr2" style:family="graphic" style:parent-style-name="style1">
      <style:graphic-properties draw:stroke="solid" draw:fill="solid" draw:fill-color="#000000" draw:shadow="hidden"/>
    </style:style>
    <style:style style:name="gr3" style:family="graphic" style:parent-style-name="style2">
      <style:graphic-properties draw:stroke="solid" draw:fill="solid" draw:fill-color="#000000" draw:shadow="hidden"/>
    </style:style>
    <style:style style:name="gr4" style:family="graphic" style:parent-style-name="style3">
      <style:graphic-properties draw:stroke="solid" draw:fill="solid" draw:fill-color="#000000" draw:shadow="hidden"/>
    </style:style>
    <style:style style:name="gr5" style:family="graphic" style:parent-style-name="style4">
      <style:graphic-properties draw:stroke="solid"/>
    </style:style>
    <style:style style:name="gr6" style:family="graphic" style:parent-style-name="style1">
      <style:graphic-properties draw:stroke="solid"/>
    </style:style>
    <style:style style:name="gr7" style:family="graphic" style:parent-style-name="style5">
      <style:graphic-properties draw:stroke="solid"/>
    </style:style>
  </office:automatic-styles>
  <office:body>
    <office:drawing>
      <draw:page draw:name="page1" draw:style-name="dp1" draw:master-page-name="Default">
        <draw:path draw:style-name="gr1" draw:layer="layout" svg:width="0.307cm" svg:height="0.399cm" svg:x="7.29cm" svg:y="15.099cm" svg:viewBox="0 0 308 400" svg:d="m0 269 48-4c3 19 8 35 16 48 9 12 22 22 39 30 18 7 38 11 60 11 19 0 36-3 51-9 15-5 26-13 33-23 8-11 12-22 12-34s-4-22-11-31-19-17-35-23c-10-4-33-10-69-19-35-8-60-17-74-24-19-10-33-22-42-36s-13-30-13-48c0-20 5-38 17-55 11-17 27-30 48-39 21-8 45-13 71-13 29 0 54 5 76 14s38 23 50 41 18 38 19 61l-49 3c-2-24-11-42-27-55-15-12-37-19-67-19-31 0-53 6-68 18-14 11-21 24-21 40 0 14 5 26 15 35s36 18 77 27c42 10 70 18 86 25 22 10 39 23 50 39 10 16 16 35 16 55 0 21-6 40-18 59-12 18-29 32-51 42s-46 15-74 15c-35 0-64-5-88-15s-42-26-56-46c-13-21-20-44-21-70">
          <text:p/>
        </draw:path>
        <draw:path draw:style-name="gr2" draw:layer="layout" svg:width="1.444cm" svg:height="1.25cm" svg:x="9.064cm" svg:y="15.533cm" svg:viewBox="0 0 1445 1251" svg:d="m303 390 95-390 46 26-69 251c-8 26-15 52-24 77 29-31 45-50 50-54l189-194 55 29-46 198c-11 50-24 94-39 135 16-19 35-41 58-65l172-189 45 25-278 288-44-23 70-298c5-25 9-40 11-45-13 13-23 25-32 34l-213 220m338 183 185-340 42 23-67 122c32-12 63-10 92 6 19 10 32 22 42 37 9 14 14 29 13 45s-9 36-22 60l-84 156-42-23 85-156c11-21 15-38 11-53-4-14-14-26-31-35-12-6-26-10-40-9-14 0-27 5-37 13-11 9-21 23-32 42l-73 135m399 177c-22 5-42 6-60 4-17-2-33-8-50-17-27-15-44-32-51-53-8-22-6-43 5-63 7-12 16-22 26-29 11-7 23-11 35-12s25 0 38 3c9 2 22 7 40 14 36 14 63 23 82 26 3-6 6-9 6-11 10-17 12-31 8-42-5-16-19-29-40-40-19-11-36-15-49-14-13 2-26 11-40 26l-38-28c13-16 27-26 41-32 15-7 31-8 50-5 20 3 40 10 61 21 21 12 37 24 47 36 11 12 17 23 19 34s1 23-2 36c-3 7-9 21-19 39l-30 56c-22 38-34 64-38 75s-5 23-5 35l-44-24c1-11 3-22 8-35m47-95c-18-2-44-9-76-21-19-7-32-11-41-11-9-1-17 1-24 4-7 4-13 10-16 17-7 11-7 23-3 35s15 22 31 31 32 13 48 13c17-1 31-5 44-14 9-7 19-20 29-38m160 178-14 40c-13-4-25-8-34-13-15-8-25-17-31-26-6-10-8-19-8-29 1-9 9-27 22-52l77-141-30-17 17-32 31 16 33-61 55-2-47 86 42 23-17 32-42-23-79 144c-6 12-10 20-10 24s1 8 3 12 6 8 12 11c5 2 12 5 20 8m-1321 75c-7-41-8-86-3-134 5-47 19-92 42-133 20-37 45-69 75-96 35-32 78-59 128-82l30 16c-36 22-61 38-74 49-21 16-41 34-59 54-22 26-41 53-57 82-41 74-58 161-52 260m153-187 44 19c-7 18-10 35-9 49 2 15 8 30 20 45 12 16 27 28 47 39 17 9 33 15 49 17s30 0 41-5c11-6 20-14 25-24 6-11 8-22 6-33s-8-24-19-37c-8-8-25-25-52-49-27-25-45-44-54-57-12-17-18-34-19-51s3-33 11-49c9-17 23-31 41-40 18-10 38-13 61-11 23 3 46 10 69 22 25 14 45 30 59 49 15 18 24 38 25 60 2 21-2 42-12 62l-45-20c9-23 10-43 3-61-7-19-24-35-50-49-27-15-50-21-68-17-18 3-30 11-38 26-7 12-8 24-3 37 4 12 22 33 54 61s54 49 64 62c15 20 23 40 25 59s-2 38-12 56-25 32-44 43c-19 10-40 14-65 13-24-2-48-10-72-23-31-16-54-35-70-55s-25-43-27-67c-2-25 3-48 15-71m387 67 23-69 32-57 48 26-31 57-47 57m-81 369-30-16c87-49 151-110 191-185 16-29 28-59 37-92 8-26 12-52 15-78 1-17 1-47 0-90l30 16c8 55 8 105 1 152-7 40-20 79-40 115-22 42-52 78-90 108s-75 54-114 70">
          <text:p/>
        </draw:path>
        <draw:path draw:style-name="gr3" draw:layer="layout" svg:width="2.016cm" svg:height="1.436cm" svg:x="7.721cm" svg:y="12.634cm" svg:viewBox="0 0 2017 1437" svg:d="m241 978-241-302 40-32 99 124 157-125-99-124 40-32 241 302-40 32-114-143-157 126 114 142m158-305c-33-41-45-80-38-117 5-31 22-58 49-80 30-24 62-33 97-29 35 5 66 24 94 59 23 28 36 54 41 77 4 22 2 45-7 66-9 22-23 41-42 56-31 25-64 35-98 30-35-5-67-25-96-62m38-31c22 28 45 44 69 49 23 4 44-2 62-16 19-15 28-34 29-58s-10-50-32-79c-22-27-45-42-68-46-23-5-44 1-63 15-18 15-28 34-29 58s9 49 32 77m338-91-242-165 39-31 135 99 51 36c-1-3-10-21-25-54l-68-156 39-30 134 100 44 33-21-52-64-156 36-29 107 273-39 31-139-103-39-31 91 204m-140 949c-41-10-82-26-124-49-42-24-78-54-107-91-26-33-46-68-59-107-16-44-24-94-26-149l26-21c7 41 12 71 16 87 7 26 16 51 28 75 15 31 32 59 53 85 53 66 126 115 220 148m-114-213 35-33c14 13 28 22 42 27 14 4 31 4 49-1 19-5 37-14 54-28 15-12 27-25 35-39s12-27 11-40c-1-12-5-23-12-32-8-10-17-16-28-19-11-2-25-1-42 4-10 4-32 13-65 29-33 15-58 24-74 27-20 4-38 4-54-2-16-5-30-15-41-29-12-15-19-33-21-53s2-40 14-61c11-20 26-38 47-54 22-18 45-30 68-37 22-6 44-6 64 0 21 7 38 19 53 36l-36 34c-17-18-35-27-55-27s-41 9-64 28c-25 19-39 38-43 55-4 18-1 33 9 45 9 11 20 17 34 18 13 1 39-8 77-27 38-18 66-30 82-34 24-6 45-6 64 0 18 5 34 16 47 33 13 16 20 34 22 56s-2 43-13 65-27 41-49 58c-27 22-53 36-78 43s-49 7-72-1-43-21-60-41m398-308-30-37 114-91 30 37m204-231-132 246-30-37 107-193-211 62-30-37 269-75m306 28-241-302 134-107c27-22 49-36 68-41 18-6 37-5 56 2 20 7 36 18 49 35 17 21 25 45 23 71s-16 52-42 79c14-3 27-5 36-4 20 1 42 6 65 14l118 40-50 40-90-31c-26-9-47-15-62-18-15-4-27-5-37-4-9 1-17 3-24 6-5 3-13 8-24 16l-46 38 107 134m-135-169 86-69c19-14 31-28 39-40 7-12 10-24 9-36-2-13-6-24-14-34-11-14-26-22-44-23-17-1-37 8-60 26l-95 76m569 130-26 22c-12-99-44-181-97-248-21-25-44-49-70-69-22-17-44-32-67-44-16-8-43-20-83-35l27-21c53 13 100 33 140 58 34 21 65 48 91 81 29 37 51 78 64 124 14 46 21 90 21 132">
          <text:p/>
        </draw:path>
        <draw:path draw:style-name="gr4" draw:layer="layout" svg:width="0.34cm" svg:height="0.385cm" svg:x="10.259cm" svg:y="12.366cm" svg:viewBox="0 0 341 386" svg:d="m0 386v-386h171c35 0 61 3 79 10s32 19 43 37c11 17 16 37 16 58 0 28-9 51-27 69-17 19-45 31-82 36 14 7 24 13 31 20 15 13 29 30 42 51l68 105h-65l-51-80c-15-23-27-41-37-54-9-12-18-20-26-25-7-5-15-9-23-11-6-1-15-1-28-1h-60v171m0-216h110c24 0 42-2 55-7s23-13 30-23c7-11 10-22 10-35 0-18-6-33-20-45-13-12-34-18-62-18h-123">
          <text:p/>
        </draw:path>
        <draw:path draw:style-name="gr5" draw:layer="layout" svg:width="1.362cm" svg:height="3.186cm" svg:x="9.647cm" svg:y="12.12cm" svg:viewBox="0 0 1363 3187" svg:d="m0 0 67 98c67 98 201 295 244 443s-5 248 4 361c10 112 77 237 110 342 34 105 34 191 103 302 69 110 208 244 285 364 76 119 90 224 136 351 45 127 122 275 196 433s146 325 182 409l36 84">
          <text:p/>
        </draw:path>
        <draw:path draw:style-name="gr5" draw:layer="layout" svg:width="6.704cm" svg:height="5.206cm" svg:x="6.878cm" svg:y="12.025cm" svg:viewBox="0 0 6705 5207" svg:d="m3085 2952 103 43c103 43 309 129 476 189s297 93 438 112 294 24 497 101c203 76 457 224 686 416 230 191 436 425 342 669-93 244-485 498-849 622-363 124-698 120-1035 74-337-45-677-131-985-287-309-155-586-380-902-468-316-89-670-41-995-94-325-52-622-205-760-507-139-301-120-751-27-1150 94-399 261-749 531-1146s643-842 1244-1141c600-299 1428-452 2198-356 770 95 1482 440 1901 763 418 322 544 624 628 942 83 318 126 654 129 886 2 232-36 361-141 502-106 141-279 294-449 390-169 95-337 133-538 126-200-7-435-60-552-86l-117-26">
          <text:p/>
        </draw:path>
        <draw:path draw:style-name="gr5" draw:layer="layout" svg:width="1.019cm" svg:height="2.395cm" svg:x="7.251cm" svg:y="13.942cm" svg:viewBox="0 0 1020 2396" svg:d="m0 0 72 43c72 43 216 129 345 191 129 63 244 101 332 192 89 91 151 234 197 389 45 156 74 323 74 498 0 174-29 356-120 524-91 167-244 320-361 411s-198 119-239 134l-41 14">
          <text:p/>
        </draw:path>
        <draw:path draw:style-name="gr5" draw:layer="layout" svg:width="1.693cm" svg:height="0.138cm" svg:x="8.285cm" svg:y="14.909cm" svg:viewBox="0 0 1694 139" svg:d="m1694 67-72-19c-71-19-215-57-497-46-282 12-704 75-914 106l-211 31">
          <text:p/>
        </draw:path>
        <draw:path draw:style-name="gr5" draw:layer="layout" svg:width="0.597cm" svg:height="1.159cm" svg:x="7.413cm" svg:y="13.827cm" svg:viewBox="0 0 598 1160" svg:d="m598 0c-422 484-598 1160-598 1160">
          <text:p/>
        </draw:path>
        <draw:path draw:style-name="gr5" draw:layer="layout" svg:width="1.313cm" svg:height="0.686cm" svg:x="10.182cm" svg:y="15.157cm" svg:viewBox="0 0 1314 687" svg:d="m1314 0c-434 391-1314 687-1314 687">
          <text:p/>
        </draw:path>
        <draw:path draw:style-name="gr5" draw:layer="layout" svg:width="1.641cm" svg:height="0.328cm" svg:x="7.589cm" svg:y="15.543cm" svg:viewBox="0 0 1642 329" svg:d="m1642 327c-965 32-1642-327-1642-327">
          <text:p/>
        </draw:path>
        <draw:path draw:style-name="gr5" draw:layer="layout" svg:width="0.485cm" svg:height="0.276cm" svg:x="9.664cm" svg:y="12.511cm" svg:viewBox="0 0 486 277" svg:d="m486 0c-169 67-486 277-486 277">
          <text:p/>
        </draw:path>
        <draw:path draw:style-name="gr5" draw:layer="layout" svg:width="1.823cm" svg:height="0.676cm" svg:x="10.945cm" svg:y="13.91cm" svg:viewBox="0 0 1824 677" svg:d="m0 0c728 258 1824 677 1824 677">
          <text:p/>
        </draw:path>
        <draw:path draw:style-name="gr5" draw:layer="layout" svg:width="0.258cm" svg:height="1.3cm" svg:x="11.742cm" svg:y="13.262cm" svg:viewBox="0 0 259 1301" svg:d="m254 0c48 745-254 1301-254 1301">
          <text:p/>
        </draw:path>
        <draw:path draw:style-name="gr5" draw:layer="layout" svg:width="2.445cm" svg:height="5.103cm" svg:x="14.335cm" svg:y="12.114cm" svg:viewBox="0 0 2446 5104" svg:d="m2199 234c-85-82-307-163-445-192-185-39-316-50-505-36-191 15-499 120-648 240-118 96-255 305-313 445-98 238-203 678-252 961-48 273-38 385-24 661 20 423 215 1249 360 1646 131 359 255 612 541 865 186 165 535 308 781 276 229-29 527-229 637-432 84-155 102-473 103-650 1-138 41-464-123-541-190-90-476 123-573 95-155-46-93-21-235-118-160-110-254-189-241-418 19-315 243-408 552-471 95-19 259-25 349 12 123 53 80 183 144 301 107 200 96 195-60 360-103 108-263 307-409 277-174-37-246 4-372-121-83-81-170-222-193-336-5-29 6-68 12-96 21-96 118-165 193-228 135-116 325-107 492-169 133-49 331-127 397-252 92-176 92-477 60-673-27-160 3-403-12-565-19-198-20-209-36-408-8-93-134-387-180-433z">
          <text:p/>
        </draw:path>
        <draw:path draw:style-name="style1" draw:layer="layout" svg:width="1.013cm" svg:height="0.261cm" svg:x="16.911cm" svg:y="13.051cm" svg:viewBox="0 0 1014 262" svg:d="m0 258v-187h29v26c5-9 13-16 23-22 10-5 21-8 33-8 14 0 25 3 34 9 9 5 15 13 19 24 15-22 34-33 58-33 18 0 32 5 42 15 10 11 15 26 15 48v128h-31v-118c0-12-1-21-3-27s-6-10-12-13c-5-4-11-6-19-6-13 0-24 5-32 14-9 8-13 22-13 41v109h-32v-121c0-14-2-25-8-32-5-7-13-11-25-11-9 0-17 3-25 7-7 5-13 12-16 21s-5 22-5 39v97m396-60 33 4c-5 19-15 34-29 44-14 11-31 16-53 16-27 0-49-8-65-25s-24-41-24-71c0-31 8-56 24-73s37-26 63-26c25 0 45 9 61 25 16 17 24 41 24 72 0 2 0 5 0 9h-139c1 20 7 36 17 47s23 16 39 16c12 0 22-3 30-9s14-16 19-29m-104-51h105c-2-16-6-28-12-36-10-12-23-18-40-18-14 0-26 5-36 15-10 9-16 22-17 39m299 111v-24c-12 19-29 28-53 28-15 0-29-4-41-12-13-8-22-20-29-34-7-15-11-32-11-51s4-36 10-51 15-27 28-35c12-8 26-12 41-12 12 0 23 2 31 7 9 5 16 11 22 19v-93h31v258m-130-93c0 24 5 42 15 53 10 12 22 18 36 18 15 0 26-6 36-17s14-28 14-52c0-25-4-44-14-56s-22-18-38-18c-14 0-26 6-35 17-9 12-14 30-14 55m180-128v-37h32v37m-32 221v-187h32v187m170-23c-12 10-23 17-34 21-10 4-22 6-35 6-20 0-36-5-47-15s-16-23-16-38c0-9 2-18 6-25 4-8 9-14 16-19 7-4 15-8 23-10 6-2 16-3 28-5 26-3 45-6 57-11 0-4 0-7 0-8 0-13-3-22-9-27-8-7-20-11-36-11-15 0-26 3-33 8s-13 14-16 28l-31-5c3-13 8-23 14-32 6-8 16-14 28-18 12-5 26-7 42-7s29 2 39 6c10 3 17 8 22 14 5 5 8 13 10 21 1 6 2 15 2 29v43c0 29 0 48 1 56 2 7 5 15 9 22h-33c-4-7-6-14-7-23m-2-71c-12 5-29 9-52 12-13 2-22 4-28 6-5 3-9 6-12 11-3 4-5 9-5 15 0 8 4 15 10 21s16 8 28 8 23-2 33-8c9-5 16-12 20-22 4-7 6-17 6-31m80 82v-258h32v258">
          <text:p/>
        </draw:path>
        <draw:path draw:style-name="gr6" draw:layer="layout" svg:width="0.933cm" svg:height="0.261cm" svg:x="13.435cm" svg:y="13.063cm" svg:viewBox="0 0 934 262" svg:d="m0 257v-257h32v257m172-23c-12 10-24 17-35 22-11 4-22 6-35 6-20 0-36-5-47-15s-17-23-17-39c0-9 3-17 7-25 4-7 9-13 16-18s14-8 23-10c6-2 15-4 28-5 26-3 45-7 57-11 0-4 1-7 1-8 0-13-3-22-9-28-9-7-22-10-37-10s-26 2-33 8c-8 5-13 14-16 27l-31-4c3-13 7-24 14-32 6-8 16-14 28-19 12-4 26-6 42-6s30 1 40 5 17 9 22 14c5 6 8 13 10 22 1 5 1 15 1 29v42c0 30 1 48 2 56 2 8 4 15 8 22h-33c-3-6-5-14-6-23m-3-70c-11 4-29 8-52 12-13 2-23 4-28 6s-9 6-12 10c-3 5-5 10-5 15 0 9 3 16 10 21 6 6 16 9 28 9s23-3 32-8c10-5 18-13 22-22 4-7 5-18 5-32m151 54 4 28c-9 2-17 3-24 3-11 0-20-2-26-6-7-3-11-8-14-14-2-6-4-18-4-37v-108h-23v-24h23v-46l32-19v65h32v24h-32v110c0 9 0 14 1 17 2 3 3 5 6 6 2 2 6 2 11 2 3 0 8 0 14-1m158-32 33 4c-5 19-15 34-29 45-14 10-31 16-53 16-27 0-49-9-65-25-16-17-24-41-24-71 0-32 8-56 24-73 16-18 37-26 63-26 25 0 45 8 61 25s24 41 24 72c0 2 0 4 0 8h-139c1 21 7 36 17 47s23 17 39 17c12 0 22-3 30-9 8-7 14-16 19-30m-104-51h105c-2-16-6-27-12-35-10-12-24-18-40-18-14 0-26 4-36 14s-16 23-17 39m176 111v-186h29v28c7-13 14-22 20-26s13-6 20-6c11 0 22 3 33 10l-11 29c-8-4-15-7-23-7-7 0-13 2-19 7-5 4-9 9-12 17-3 11-5 23-5 37v97m211-23c-12 10-23 17-34 22-11 4-22 6-35 6-20 0-36-5-47-15s-17-23-17-39c0-9 2-17 6-25 5-7 10-13 17-18s14-8 23-10c6-2 15-4 28-5 25-3 44-7 56-11 0-4 0-7 0-8 0-13-3-22-9-28-8-7-20-10-36-10-14 0-25 2-33 8-7 5-12 14-15 27l-31-4c3-13 7-24 14-32 6-8 15-14 28-19 12-4 26-6 42-6s29 1 39 5 17 9 22 14c4 6 8 13 10 22 1 5 1 15 1 29v42c0 30 1 48 2 56 2 8 4 15 8 22h-33c-3-6-5-14-6-23m-3-70c-11 4-28 8-51 12-13 2-23 4-28 6s-10 6-13 10c-2 5-4 10-4 15 0 9 3 16 10 21 6 6 15 9 28 9 12 0 23-3 32-8 10-5 17-13 21-22 4-7 5-18 5-32m81 82v-257h31v257">
          <text:p/>
        </draw:path>
        <draw:path draw:style-name="gr6" draw:layer="layout" svg:width="0.472cm" svg:height="0.837cm" svg:x="16.195cm" svg:y="12.801cm" svg:viewBox="0 0 473 838" svg:d="m0 51 385-51 6 51-157 21 26 199 158-21 6 51-384 50-7-50 182-24-26-199-182 24m181 292c51-6 91 3 120 28 24 21 38 49 42 83 5 39-3 71-25 99-22 27-55 44-99 50-36 5-64 3-86-5s-41-22-55-41-23-40-26-64c-5-39 3-72 25-100 22-27 57-44 104-50m6 49c-35 4-61 16-77 33-16 18-22 39-19 63 3 23 14 41 35 54 20 13 48 18 84 13 35-5 60-16 75-34 16-18 22-38 19-62-3-23-14-41-34-55-20-13-47-17-83-12m-48 382-41 13c-5-13-8-25-9-35-2-17-1-31 3-41s10-18 19-23 27-9 55-13l160-21-5-35 37-4 5 34 68-9 35 43-97 13 6 47-37 5-6-47-162 21c-14 2-22 4-26 6-3 2-6 5-8 9s-2 10-1 17c1 5 2 12 4 20">
          <text:p/>
        </draw:path>
        <draw:path draw:style-name="gr6" draw:layer="layout" svg:width="0.646cm" svg:height="1.066cm" svg:x="14.648cm" svg:y="12.644cm" svg:viewBox="0 0 647 1067" svg:d="m288 795 28-44c37 23 61 51 74 84 12 33 13 69 0 107-12 40-31 70-55 90-24 19-53 31-88 34s-70-1-105-12c-38-13-70-30-93-54-24-24-39-52-45-83-7-32-5-64 6-97 11-37 31-65 58-84 26-19 58-28 95-27l-4 51c-29 0-53 7-70 19s-30 31-38 55c-9 29-10 54-2 78 7 23 21 42 42 57 20 15 42 27 67 34 31 10 60 15 86 13s48-10 66-26c18-15 30-35 37-57 9-27 9-53-1-77s-29-44-58-61m23-87c-49-16-81-42-96-77-13-29-14-60-3-93 12-37 33-63 65-78 31-16 68-17 110-4 35 11 60 25 77 42 16 16 26 36 31 60 5 23 3 46-4 69-12 37-34 64-65 79-31 16-70 16-115 2m15-47c34 11 62 12 84 2 22-9 36-25 43-48 8-22 5-44-7-64-13-20-36-36-71-47-33-11-61-11-82-2-22 10-37 26-44 48-7 23-4 44 8 64 12 21 35 36 69 47m215-213-368-118 14-45 369 118m77-244-33-10c21 25 26 54 16 87-7 21-19 39-37 53-17 14-38 23-62 26s-50 0-77-9c-27-8-50-20-68-36-19-16-32-35-38-56-5-21-5-43 2-65 5-16 13-29 24-40 11-10 23-18 36-22l-132-42 14-45 369 117m-192 143c34 11 62 12 83 3 22-9 35-24 42-43 6-20 3-39-8-58-12-19-35-34-68-45-36-11-65-13-87-4-21 8-36 23-42 44-7 20-4 39 8 58 13 19 36 34 72 45">
          <text:p/>
        </draw:path>
        <draw:path draw:style-name="gr2" draw:layer="layout" svg:width="1.373cm" svg:height="0.761cm" svg:x="11.105cm" svg:y="14.592cm" svg:viewBox="0 0 1374 762" svg:d="m0 399 25-399 49 17-24 259c-2 27-5 54-9 80 22-36 35-57 39-62l153-225 59 20-10 203c-2 50-7 97-15 139 13-21 28-46 45-73l136-217 49 17-223 333-46-16 15-305c2-26 3-41 3-47-9 16-17 29-25 39l-172 254m365 121 122-366 45 15-43 131c29-17 59-20 91-10 20 7 36 16 48 29s18 27 20 42c2 16-2 37-10 63l-56 168-46-15 57-168c7-22 8-40 1-54-6-13-18-23-36-29-13-5-27-5-41-2s-26 9-34 20c-9 10-17 25-24 46l-49 145m425 105c-22 9-41 14-59 14-17 1-34-1-52-7-29-10-49-25-60-44-11-20-13-41-6-63 5-13 12-24 21-32 10-9 20-15 32-19 12-3 24-4 37-3 10 0 24 2 43 6 37 8 66 12 85 11 2-6 4-10 4-11 6-19 6-33 0-43-8-14-23-25-46-33-21-7-38-8-50-4-13 4-25 15-36 32l-42-21c10-17 22-30 35-39 13-8 29-13 49-13 19-1 40 3 63 10 23 8 40 17 53 27 12 10 20 20 24 30 4 11 6 22 4 36-1 8-5 22-11 42l-20 60c-14 42-22 69-24 80-2 12-2 24 1 36l-47-16c-2-11-1-23 2-36m29-101c-18 1-45-2-79-8-19-3-33-5-42-4s-16 4-23 9c-6 5-11 11-13 19-4 12-3 24 3 35 7 11 19 19 36 25 18 6 34 7 50 4s30-10 41-21c8-9 15-23 22-43m188 148-7 42c-13-2-25-4-35-7-16-6-28-13-35-21-8-8-12-17-13-26 0-10 4-28 13-55l51-153-33-11 11-35 33 11 22-66 54-12-31 93 45 15-11 35-46-15-51 155c-5 13-7 21-6 25 0 5 2 8 4 12 3 3 8 6 15 8 5 2 12 4 20 5m113-250 23-32c23 18 40 33 50 43 7-31 12-52 15-63l37 12c-6 16-15 36-27 60 20-3 43-5 67-5v40c-24 0-46-3-67-7 7 12 16 33 27 62l-37 11c-5-17-11-38-16-65-20 19-37 33-51 43l-22-32c27-17 46-28 57-33-20-11-39-23-56-34">
          <text:p/>
        </draw:path>
        <draw:path draw:style-name="gr2" draw:layer="layout" svg:width="1.266cm" svg:height="0.665cm" svg:x="11.646cm" svg:y="12.657cm" svg:viewBox="0 0 1267 666" svg:d="m0 367 122-367 48 16-50 151 191 63 50-150 49 16-123 367-48-17 57-173-190-63-58 173m342-34c17-49 42-81 78-95 29-12 60-13 93-2 36 12 62 34 78 66 15 31 15 68 1 110-11 35-25 60-42 76s-37 26-60 31c-23 4-46 2-70-5-37-13-63-35-78-66-15-32-15-70 0-115m46 16c-11 34-12 62-3 84 9 21 25 36 48 44 22 7 43 5 64-7s37-36 48-71c11-33 12-60 3-82-10-22-25-36-47-44-23-7-44-5-65 7-20 12-36 35-48 69m261 234 7-293 47 16-9 167-4 63c2-3 13-20 32-51l95-141 46 15-12 168-3 55 32-46 97-139 43 15-171 238-47-16 11-173 5-49-122 187m356-214 23-32c24 18 40 33 50 44 7-31 12-53 16-64l37 12c-6 16-16 36-27 60 21-3 43-4 68-4l-1 39c-23 0-45-2-68-7 8 13 17 33 29 62l-38 11c-6-16-11-38-17-65-20 19-37 34-50 43l-23-31c28-18 47-29 58-34-21-11-39-22-57-34">
          <text:p/>
        </draw:path>
        <draw:path draw:style-name="gr5" draw:layer="layout" svg:width="0.909cm" svg:height="0.165cm" svg:x="10.678cm" svg:y="12.482cm" svg:viewBox="0 0 910 166" svg:d="m910 166c-404-185-910-165-910-165">
          <text:p/>
        </draw:path>
        <draw:path draw:style-name="gr5" draw:layer="layout" svg:width="2.46cm" svg:height="0.392cm" svg:x="9.126cm" svg:y="13.046cm" svg:viewBox="0 0 2461 393" svg:d="m2461 0c-1317-10-2461 393-2461 393">
          <text:p/>
        </draw:path>
        <draw:path draw:style-name="gr6" draw:layer="layout" svg:width="1.297cm" svg:height="0.57cm" svg:x="10.523cm" svg:y="13.461cm" svg:viewBox="0 0 1298 571" svg:d="m125 137 29 13c-10 19-24 33-41 40s-36 7-55 1c-24-8-41-23-51-44-9-20-9-45 1-75 7-19 15-35 26-48 12-12 25-20 40-23s31-1 46 4c19 6 33 16 42 31 9 14 13 30 10 49l-31-5c2-13 0-23-6-32-5-8-12-14-22-17-15-6-29-5-42 4-13 7-24 23-32 46-8 24-9 43-3 57 5 14 15 23 30 28 12 4 23 3 33-1 10-5 19-14 26-28m52-9c11-33 28-54 52-64 19-8 40-9 62-1 24 8 42 22 52 44 10 21 10 45 1 73-8 23-17 40-28 51s-25 17-40 20c-16 3-31 2-47-3-24-8-42-23-52-44s-10-47 0-76m31 10c-8 23-8 41-2 56 6 14 17 24 32 29s29 4 42-4c14-9 25-24 33-47 7-22 7-41 1-55-6-15-16-25-31-29-15-5-29-4-43 4s-24 23-32 46m141 145 59-177 27 9-8 25c19-15 41-18 66-10 10 4 20 9 27 16 8 6 13 14 15 21 3 8 3 16 2 26-1 6-3 15-8 29l-36 109-30-10 36-107c4-13 6-22 5-29 0-7-2-13-7-19-5-5-11-9-19-12-13-4-25-4-38 1-11 5-21 19-29 42l-32 96m297 27 28 14c-10 19-23 32-40 40-17 7-36 7-55 0-24-8-41-22-51-43-9-21-9-46 1-75 7-19 15-35 26-47 12-13 25-20 40-23s31-2 46 3c19 7 33 17 42 31s13 30 10 49l-31-5c1-13 0-24-6-32-5-8-12-14-22-18-15-5-29-3-42 5-13 7-24 23-32 46-8 24-9 43-3 57 5 13 15 23 30 28 12 4 23 3 33-1 10-5 19-14 26-29m33 83 60-177 27 9-9 27c11-10 20-16 27-18s14-2 21 0c10 4 20 10 28 20l-20 25c-6-7-12-12-20-14-6-2-13-2-19 0-7 2-12 6-17 12-7 10-12 21-17 34l-31 92m225 12 30 14c-11 17-25 28-41 33-17 6-36 5-56-2-26-8-44-23-54-44s-10-46 0-75c10-30 25-50 46-61 21-12 43-13 68-5 24 8 40 22 50 43s9 47 0 76c-1 2-2 4-3 8l-132-44c-6 20-5 36 1 50 7 14 17 23 32 28 11 3 22 4 31 1 10-4 19-11 28-22m-82-81 99 33c3-16 3-28-1-38-5-14-16-24-31-29-14-5-27-4-39 2-13 6-22 17-28 32m206 156-4 28c-9-1-17-3-24-5-11-4-18-8-23-13-5-6-8-12-8-18-1-7 2-19 8-37l34-102-22-7 7-24 23 8 14-44 36-8-21 62 31 10-8 23-30-10-35 104c-3 8-4 14-4 17 0 2 1 5 3 7s5 4 10 6c3 1 8 2 13 3m161 20 30 14c-11 17-25 28-42 33-16 6-35 5-55-2-26-8-44-23-54-44s-10-46 0-75c10-30 25-50 46-61 21-12 43-13 68-5 23 8 40 22 50 43 9 21 9 47 0 76-1 2-2 4-3 8l-132-44c-6 20-5 36 1 50 7 14 17 23 32 28 11 4 21 4 31 1 10-4 19-11 28-22m-82-81 98 33c4-16 4-28 0-38-5-14-16-24-31-29-14-5-27-4-40 2-12 6-21 17-27 32">
          <text:p/>
        </draw:path>
        <draw:path draw:style-name="gr6" draw:layer="layout" svg:width="1.242cm" svg:height="0.577cm" svg:x="12.097cm" svg:y="14.021cm" svg:viewBox="0 0 1243 578" svg:d="m121 198c-15 6-28 9-39 9-12 1-23-1-35-5-20-6-33-16-40-29-8-13-9-27-4-42 3-9 8-16 14-22 6-5 13-10 21-12s16-3 25-2c7 0 16 2 28 4 25 5 44 8 57 8 2-5 3-7 3-8 4-12 4-22 0-29-5-9-16-16-31-21-14-5-25-6-33-3-9 2-17 9-24 21l-28-14c7-12 15-20 23-26 9-6 20-9 33-9s27 2 42 7 27 11 35 18c8 6 14 13 16 20 3 7 4 15 3 24-1 5-3 14-8 28l-13 40c-9 28-15 46-16 53-1 8-1 16 1 24l-32-10c-1-7 0-15 2-24m19-68c-12 1-30-1-52-5-13-2-23-3-29-3-5 1-10 3-15 6-4 4-7 8-9 13-2 8-1 16 3 23s12 13 24 17c11 4 22 5 33 3s20-7 27-15c5-5 10-15 15-28m78 113-27-9 81-245 30 10-29 87c18-11 37-14 57-7 10 3 20 9 28 17 9 7 14 16 18 26s6 21 5 34c0 12-2 25-6 38-10 30-26 51-46 62-21 12-42 14-63 7s-34-21-40-42m22-68c-7 21-9 37-7 49 5 18 15 30 31 36 13 4 26 2 40-6 13-8 24-24 31-46 8-23 9-42 3-56-5-14-14-23-27-28-13-4-27-2-40 6s-24 23-31 45m139 87 31 5c-3 13-1 24 4 32 6 9 16 16 29 21 14 4 25 5 34 1 8-3 14-8 16-16 3-7 2-13-3-19-3-4-12-11-27-20-21-13-34-23-41-30-8-7-12-15-14-23-2-9-2-18 1-26s7-15 13-20c6-6 13-10 20-12 6-2 13-3 22-3 9 1 18 2 27 5 14 5 26 11 35 19 9 7 15 15 18 24 3 8 3 18 1 30l-31-5c2-10 1-18-4-26-5-7-13-12-25-16-13-5-24-6-31-3-8 2-13 7-15 13-1 4-1 8 1 12 1 4 4 8 8 11 3 3 11 8 24 17 20 13 33 22 40 29 7 6 12 14 15 22 2 8 2 18-2 28-3 10-9 19-18 25-9 7-19 11-32 13-13 1-26-1-40-6-23-7-39-18-48-32-8-13-11-30-8-50m239 109-4 28c-9-1-17-3-24-5-11-4-19-8-24-14-4-5-7-11-8-17 0-7 2-19 8-37l34-102-22-7 8-24 22 8 15-44 36-8-21 62 30 10-8 23-30-10-34 104c-3 8-4 14-4 17 0 2 1 5 3 7s5 4 10 6c3 1 7 2 13 3m20 36 59-177 27 9-9 27c11-10 20-16 27-18 8-2 15-2 22 0 10 4 19 10 27 20l-19 25c-6-7-13-12-20-14s-13-2-20 0c-6 2-12 6-16 12-7 10-13 21-17 34l-31 92m207 45c-14 6-27 9-39 10-11 0-23-2-35-6-19-6-32-16-40-29-7-13-8-27-3-41 3-9 7-16 14-22 6-6 13-10 21-12 8-3 16-3 25-3 6 0 16 2 28 4 25 6 44 8 57 8 1-4 2-7 3-8 4-12 4-22 0-29-6-9-16-16-31-21-14-5-25-6-34-3-8 3-16 10-23 21l-28-14c6-11 14-20 23-26 9-5 19-8 32-9 13 0 27 2 43 8 15 5 27 10 35 17s13 14 16 21c3 6 4 14 3 23-1 6-4 15-8 28l-13 40c-10 28-15 46-16 54s-1 16 0 24l-31-11c-1-7-1-15 1-24m20-68c-12 1-30 0-53-5-13-2-22-3-28-2-6 0-11 2-15 6-4 3-7 7-9 12-3 8-2 16 2 23 5 8 13 13 24 17 12 4 23 5 34 3s19-7 27-14c5-6 10-15 14-29m189 78 28 13c-10 20-24 33-41 40s-35 7-54 1c-25-8-42-23-51-43-9-21-9-46 1-76 6-19 15-35 26-47s24-20 39-22c16-3 31-2 46 3 20 6 34 16 43 30s12 30 9 49l-30-5c1-13-1-23-6-32-5-8-13-14-23-17-15-5-29-4-42 4s-23 23-31 47c-8 23-9 42-4 56 6 14 16 23 30 28 12 4 23 4 34-1 10-5 19-14 26-28m108 78-5 28c-9-1-17-3-23-5-11-4-19-8-24-14-5-5-8-11-8-17-1-7 2-19 8-37l34-102-22-7 8-24 22 8 14-44 36-8-20 62 30 10-8 23-30-10-35 104c-3 8-4 14-4 17 1 2 2 5 4 7s5 4 9 6c4 1 8 2 14 3">
          <text:p/>
        </draw:path>
        <draw:path draw:style-name="gr7" draw:layer="layout" svg:width="0.141cm" svg:height="0.219cm" svg:x="10.639cm" svg:y="12.862cm" svg:viewBox="0 0 142 220" svg:d="m138 54-26 2c-3-11-6-18-10-23-7-7-16-11-26-11-9 0-16 2-23 7-8 6-14 15-19 26-5 12-8 28-8 50 7-10 14-17 24-22 9-4 18-7 28-7 18 0 33 7 45 20 13 13 19 30 19 51 0 13-3 26-9 38-6 11-14 20-24 26s-21 9-34 9c-22 0-40-8-54-24s-21-43-21-81c0-41 8-71 23-90 13-17 31-25 54-25 17 0 31 5 42 14 10 10 17 23 19 40m-108 93c0 9 2 18 6 26 4 9 9 15 16 19 7 5 15 7 22 7 11 0 21-5 29-14s12-21 12-36-4-27-12-36-18-13-30-13-22 4-30 13-13 20-13 34">
          <text:p/>
        </draw:path>
        <draw:path draw:style-name="gr7" draw:layer="layout" svg:width="0.147cm" svg:height="0.213cm" svg:x="10.16cm" svg:y="12.924cm" svg:viewBox="0 0 148 214" svg:d="m93 214v-51h-93v-24l98-139h21v139h29v24h-29v51m-26-75v-97l-67 97">
          <text:p/>
        </draw:path>
        <draw:path draw:style-name="gr7" draw:layer="layout" svg:width="0.141cm" svg:height="0.22cm" svg:x="10.7cm" svg:y="14.049cm" svg:viewBox="0 0 142 221" svg:d="m138 54-26 2c-3-11-6-18-10-23-8-7-16-11-27-11-8 0-16 2-22 7-8 6-15 15-20 26-4 12-7 29-7 50 6-10 14-17 23-21 9-5 19-7 29-7 18 0 33 6 45 19s19 30 19 50c0 15-3 27-9 39-6 11-14 20-24 26s-22 10-35 10c-22 0-40-9-53-25-14-16-21-44-21-81 0-41 7-71 23-90 13-17 31-25 54-25 17 0 31 5 41 14 11 10 18 23 20 40m-108 92c0 10 2 19 6 27 4 9 9 15 16 19 7 5 14 7 22 7 11 0 21-5 29-14s12-21 12-37c0-15-4-27-12-35-8-9-18-13-30-13s-22 4-30 13c-9 8-13 19-13 33">
          <text:p/>
        </draw:path>
        <draw:path draw:style-name="gr7" draw:layer="layout" svg:width="0.14cm" svg:height="0.219cm" svg:x="11.066cm" svg:y="12.771cm" svg:viewBox="0 0 141 220" svg:d="m41 100c-11-4-19-10-25-17-5-9-8-18-8-28 0-16 6-29 17-39 11-11 26-16 45-16s34 5 45 16c12 11 17 24 17 40 0 10-2 18-7 27-6 7-14 13-24 17 13 4 23 11 30 21 7 9 10 21 10 34 0 18-6 34-19 46-13 13-30 19-52 19-21 0-38-6-51-19s-19-28-19-47c0-14 3-26 10-35s18-16 31-19m-6-46c0 10 4 18 10 25 7 7 15 11 26 11 10 0 18-4 25-11 6-6 9-14 9-23 0-10-3-18-10-25-6-6-15-10-25-10s-18 3-25 10c-6 6-10 14-10 23m-8 100c0 8 2 15 5 22 4 7 9 13 16 16 7 4 15 6 23 6 12 0 23-4 31-12s12-18 12-31-4-23-12-31c-9-9-19-13-32-13s-23 4-31 12c-8 9-12 19-12 31">
          <text:p/>
        </draw:path>
        <draw:path draw:style-name="gr7" draw:layer="layout" svg:width="0.314cm" svg:height="0.213cm" svg:x="11.194cm" svg:y="14.323cm" svg:viewBox="0 0 315 214" svg:d="m93 214v-51h-93v-24l98-139h21v139h29v24h-29v51m-26-75v-97l-67 97m234 75v-51h-93v-24l98-139h21v139h29v24h-29v51m-26-75v-97l-67 97">
          <text:p/>
        </draw:path>
        <draw:path draw:style-name="gr7" draw:layer="layout" svg:width="0.318cm" svg:height="0.218cm" svg:x="11.894cm" svg:y="14.582cm" svg:viewBox="0 0 319 219" svg:d="m95 216v-52h-95v-24l99-140h22v140h29v24h-29v52m-26-76v-98l-69 98m151 19 28-2c2 14 7 24 14 31 7 6 16 10 27 10 13 0 23-5 32-15 9-9 13-22 13-38 0-15-4-27-12-35-9-9-20-13-33-13-9 0-17 1-23 5-7 4-13 9-17 15l-24-3 21-111h106v25h-85l-12 59c13-9 26-14 41-14 18 0 34 7 47 20s19 29 19 50c0 19-5 36-17 50-13 18-32 26-56 26-19 0-35-5-48-16-12-11-19-26-21-44">
          <text:p/>
        </draw:path>
        <draw:path draw:style-name="gr7" draw:layer="layout" svg:width="0.316cm" svg:height="0.214cm" svg:x="12.442cm" svg:y="14.734cm" svg:viewBox="0 0 317 215" svg:d="m94 215v-52h-94v-24l99-139h21v139h29v24h-29v52m-26-76v-97l-68 97m152-111v-25h139v20c-14 15-27 34-41 58-13 25-23 49-31 75-5 18-8 37-10 59h-27c0-17 4-37 10-61s16-47 27-69c12-23 25-42 38-57">
          <text:p/>
        </draw:path>
        <draw:path draw:style-name="gr7" draw:layer="layout" svg:width="0.316cm" svg:height="0.22cm" svg:x="12.442cm" svg:y="13.729cm" svg:viewBox="0 0 317 221" svg:d="m94 217v-51h-94v-25l99-140h21v140h29v25h-29v51m-26-76v-97l-68 97m287-87-26 2c-2-11-6-18-10-23-7-7-16-11-26-11-9 0-16 2-23 7-8 6-14 15-19 27-5 11-7 28-8 49 7-9 15-17 24-21 9-5 18-7 29-7 17 0 32 6 44 19 13 13 19 30 19 51 0 14-3 26-9 38-6 11-14 20-24 26-10 7-21 10-34 10-22 0-40-8-54-25-14-16-21-42-21-81 0-41 8-71 23-90 14-16 32-25 54-25 17 0 31 5 42 15 11 9 17 22 19 39m-108 93c0 9 2 18 6 26 4 9 10 15 16 19 7 5 15 7 22 7 11 0 21-5 29-14s12-21 12-36c0-16-4-28-12-36-8-9-18-13-30-13s-22 4-30 13c-8 8-13 20-13 34">
          <text:p/>
        </draw:path>
        <draw:path draw:style-name="gr7" draw:layer="layout" svg:width="0.557cm" svg:height="0.222cm" svg:x="11.279cm" svg:y="13.392cm" svg:viewBox="0 0 558 223" svg:d="m4 170 26-2c2 12 6 20 12 26 6 5 14 8 23 8 8 0 15-2 21-6 7-3 12-8 15-15 4-6 8-14 10-25 3-10 4-21 4-32 0-1 0-3 0-5-5 8-12 15-22 20-9 5-19 8-29 8-18 0-33-6-45-19-13-13-19-30-19-52s7-40 19-53c13-13 29-20 49-20 14 0 27 4 38 11 12 8 20 19 26 33s9 35 9 61c0 27-3 49-8 66-6 16-15 28-27 37-12 8-26 12-41 12-17 0-31-4-42-13-10-10-17-23-19-40m108-96c0-15-4-27-12-36s-18-13-29-13c-12 0-22 5-31 14-8 10-13 22-13 38 0 14 4 25 13 34 8 8 18 13 30 13s23-5 30-13c8-9 12-20 12-37m43 149 62-223h21l-62 223m159-3v-52h-93v-24l98-140h21v140h29v24h-29v52m-26-76v-98l-67 98m286-87-26 2c-2-11-6-18-10-23-7-7-16-11-26-11-9 0-16 2-22 7-9 6-15 15-20 26-5 12-7 30-7 51 6-10 14-17 23-21 9-5 19-7 29-7 17 0 32 6 44 19 13 13 19 30 19 50 0 14-3 26-9 38-5 11-13 20-24 26-10 6-21 9-34 9-22 0-40-8-54-24s-21-43-21-80c0-42 8-72 23-91 14-17 32-25 54-25 17 0 31 5 42 14 11 10 17 23 19 40m-107 93c0 9 2 18 5 26 4 9 10 15 17 19 7 5 14 7 21 7 12 0 21-5 29-14s12-21 12-36-4-27-12-35c-8-9-18-13-30-13s-22 4-30 13c-8 8-12 19-12 33">
          <text:p/>
        </draw:path>
        <draw:path draw:style-name="gr7" draw:layer="layout" svg:width="0.141cm" svg:height="0.22cm" svg:x="11.918cm" svg:y="12.512cm" svg:viewBox="0 0 142 221" svg:d="m4 167 25-2c3 12 7 21 13 26s14 8 23 8c8 0 15-2 21-6 6-3 11-8 15-14 4-7 8-15 10-27 3-10 4-21 4-32 0-1 0-3 0-5-5 8-13 15-22 20-9 6-19 8-29 8-18 0-33-6-45-19-13-13-19-30-19-51 0-22 7-39 19-53 13-13 29-20 49-20 14 0 26 4 38 12 11 7 20 18 26 32 7 14 10 34 10 60 0 28-3 49-10 67-6 16-14 28-26 37-12 8-26 13-42 13s-30-5-41-14c-10-10-17-23-19-40m108-95c0-16-4-28-12-37-8-8-18-13-29-13-12 0-22 5-31 15-8 9-13 21-13 37 0 13 4 25 13 33 8 9 18 13 30 13s22-4 30-13c8-8 12-20 12-35">
          <text:p/>
        </draw:path>
        <draw:path draw:style-name="gr7" draw:layer="layout" svg:width="0.286cm" svg:height="0.219cm" svg:x="13.125cm" svg:y="14.87cm" svg:viewBox="0 0 287 220" svg:d="m79 217h-27v-168c-6 6-14 12-25 18-10 6-19 11-27 14v-26c14-7 27-16 38-26s19-20 24-29h17m67 111c0-25 3-46 8-61 6-17 13-29 24-37 10-9 23-13 38-13 12 0 22 3 31 7 9 5 16 12 21 20 6 9 10 21 14 33 3 13 5 30 5 51 0 25-3 45-8 61-5 15-13 27-24 36-10 8-23 12-39 12-20 0-36-7-48-22-14-18-22-47-22-87m28 0c0 35 4 59 12 70 8 12 18 18 30 18 13 0 23-6 31-18 8-11 12-35 12-70s-4-59-12-72c-8-11-18-17-31-17-12 0-22 5-29 15-9 14-13 39-13 74">
          <text:p/>
        </draw:path>
        <draw:g>
          <draw:path draw:style-name="gr6" draw:layer="layout" svg:width="1.697cm" svg:height="1.121cm" svg:x="12.736cm" svg:y="15.993cm" svg:viewBox="0 0 1698 1122" svg:d="m0 43 7-21c15 6 26 11 33 15-1-18-2-30-2-37h21c0 10-2 22-4 36 10-5 22-9 35-14l7 21c-13 4-25 7-37 8 6 6 15 15 25 28l-17 12c-6-7-12-18-20-31-7 14-14 24-19 31l-18-12c12-14 20-23 25-28-13-2-25-5-36-8m312 119 26 3c-3 18-11 32-22 42-12 10-26 15-43 15-21 0-39-7-52-21-12-14-19-34-19-60 0-17 3-31 8-44 6-12 14-22 26-28 11-6 24-10 37-10 17 0 31 5 41 13 11 9 18 21 21 37l-26 4c-2-11-6-19-13-24-6-5-13-8-22-8-13 0-24 5-32 14-9 10-13 25-13 46 0 20 4 36 12 45 8 10 19 14 32 14 10 0 19-3 25-9 7-7 12-16 14-29m38-21c0-29 8-50 24-64 14-12 30-18 49-18 22 0 39 7 53 22 13 13 20 33 20 58 0 20-3 35-9 47-6 11-15 20-26 26-12 7-24 10-38 10-22 0-39-7-53-21-13-14-20-34-20-60m27 0c0 20 5 35 13 45 9 9 20 14 33 14s24-5 33-15 13-25 13-45c0-19-4-34-13-44s-20-15-33-15-24 5-33 15c-8 10-13 25-13 45m145 90 26 4c1 8 4 14 9 17 6 5 15 8 27 8s21-3 28-8c7-4 11-11 13-20 2-5 2-17 2-34-11 14-26 20-43 20-21 0-38-7-49-23-12-15-18-34-18-55 0-15 3-29 8-41 5-13 13-23 23-29 11-7 23-11 36-11 19 0 34 8 46 23v-19h24v134c0 25-2 42-7 52s-13 18-24 24c-10 6-24 9-39 9-19 0-34-5-45-13-12-8-17-21-17-38m22-93c0 20 4 35 12 45 8 9 19 14 31 14s22-5 30-14c8-10 13-24 13-44 0-19-5-34-13-43-9-10-19-15-31-15-11 0-21 5-30 15-8 9-12 23-12 42m150 80v-155h24v22c11-17 28-26 49-26 10 0 18 2 26 6 8 3 14 7 18 13 4 5 6 12 8 19 1 5 2 14 2 26v95h-27v-94c0-11-1-19-3-24-2-6-6-10-11-13s-11-5-18-5c-11 0-21 4-29 11s-13 21-13 41v84m141-184v-30h27v30m-27 184v-155h27v155m97-23 4 23c-7 2-14 3-20 3-9 0-17-2-22-5s-9-7-11-12-3-15-3-31v-90h-20v-20h20v-39l26-15v54h26v20h-26v91c0 8 0 13 1 15s3 4 5 5 5 2 9 2c3 0 7 0 11-1m26-161v-30h27v30m-27 184v-155h27v155m83 0-59-155h28l33 93c4 10 7 21 10 31 2-8 6-18 10-29l34-95h28l-59 155m188-50 28 4c-5 16-13 28-24 37-12 9-27 13-45 13-23 0-41-7-54-21s-20-34-20-59c0-26 7-46 20-61 14-14 31-22 53-22 21 0 38 7 51 22 13 14 20 34 20 59 0 2-1 4-1 7h-116c1 18 6 31 15 40s19 13 32 13c10 0 18-2 25-7s12-13 16-25m-86-42h87c-1-13-5-23-10-30-9-10-20-15-33-15-12 0-22 4-31 12-8 8-12 19-13 33m-1136 336 26 3c-3 18-10 32-22 42s-26 15-43 15c-21 0-38-7-51-21s-20-34-20-60c0-17 3-31 9-44 5-12 14-22 25-28s24-10 37-10c17 0 31 5 42 13 10 9 17 21 20 37l-25 4c-3-11-7-19-13-24-7-5-14-8-23-8-13 0-24 5-32 14-8 10-13 25-13 46 0 20 4 36 12 45 8 10 19 14 32 14 10 0 19-3 26-9 7-7 11-16 13-29m38-21c0-29 9-50 25-64 13-12 29-18 48-18 22 0 39 7 53 22 13 13 20 33 20 58 0 20-3 35-9 47-6 11-15 20-26 26-11 7-24 10-38 10-21 0-39-7-52-21-14-14-21-34-21-60m28 0c0 20 4 35 13 45 8 9 19 14 32 14 14 0 24-5 33-15s13-25 13-45c0-19-4-34-13-44s-20-15-33-15-24 5-32 15c-9 10-13 25-13 45m149 77v-155h24v22c11-17 28-26 50-26 9 0 18 2 25 6 8 3 14 7 18 13 4 5 7 12 8 19 1 5 2 14 2 26v95h-27v-94c0-11-1-19-3-24-2-6-5-10-11-13-5-3-11-5-18-5-11 0-21 4-29 11s-12 21-12 41v84m198-23 4 23c-8 2-14 3-20 3-10 0-17-2-23-5-5-3-8-7-11-12-2-5-3-15-3-31v-90h-19v-20h19v-39l26-15v54h27v20h-27v91c0 8 1 13 2 15s2 4 4 5 5 2 9 2c3 0 7 0 12-1m25 23v-155h24v24c6-12 12-19 17-22 5-4 10-6 17-6 9 0 18 3 27 9l-9 24c-7-3-13-5-20-5-5 0-11 1-15 5-5 3-8 8-10 14-3 10-4 20-4 31v81m64-77c0-29 8-50 24-64 13-12 30-18 49-18 21 0 39 7 52 22 14 13 21 33 21 58 0 20-3 35-9 47-6 11-15 20-27 26-11 7-24 10-37 10-22 0-40-7-53-21s-20-34-20-60m27 0c0 20 4 35 13 45 9 9 20 14 33 14s24-5 32-15c9-10 14-25 14-45 0-19-5-34-14-44-8-10-19-15-32-15s-24 5-33 15-13 25-13 45m149 77v-214h26v214m247-25c-8 10-18 17-28 22s-21 7-33 7c-22 0-40-7-53-22-10-12-15-26-15-41 0-13 4-25 13-36 8-10 21-20 38-28-10-11-16-20-19-27-4-7-5-14-5-20 0-13 5-24 15-34 10-9 23-14 38-14s27 5 36 14 14 19 14 32c0 20-13 38-41 52l39 49c4-8 8-18 10-30l28 6c-5 19-11 34-19 47 9 13 21 24 33 33l-18 20c-10-6-21-16-33-30m-53-112c11-7 19-12 22-17 3-6 5-11 5-17 0-8-2-14-7-18-5-5-10-7-17-7s-13 2-18 7c-5 4-7 10-7 16 0 4 1 7 2 11 2 4 5 8 8 12m49 104-48-60c-15 9-24 17-29 24s-8 15-8 22c0 8 4 17 11 27 7 9 16 14 29 14 8 0 16-3 25-7 8-5 15-12 20-20m-1091 346v-155h24v24c6-12 11-19 16-22 6-4 11-6 17-6 9 0 18 3 28 9l-10 24c-6-3-12-5-19-5-6 0-11 1-15 5-5 3-8 8-10 14-3 10-5 20-5 31v81m65-77c0-29 8-50 24-64 13-12 29-18 49-18 21 0 39 7 52 22 14 13 20 33 20 58 0 20-3 35-9 47-6 11-14 20-26 26-11 7-24 10-37 10-22 0-40-7-53-21-14-14-20-34-20-60m27 0c0 20 4 35 13 45 9 9 19 14 33 14 13 0 24-5 32-15 9-10 13-25 13-45 0-19-4-34-13-44s-19-15-32-15c-14 0-24 5-33 15s-13 25-13 45m174 77h-25v-214h27v76c11-14 25-21 42-21 10 0 19 2 27 6 9 4 16 9 22 17 5 6 9 15 13 25 3 10 4 20 4 31 0 27-6 48-20 62-13 15-29 22-47 22s-33-8-43-23m0-59c0 18 2 32 7 40 8 14 20 20 34 20 11 0 21-5 30-15 8-10 12-25 12-44 0-21-4-36-12-45-8-10-18-15-29-15-12 0-21 5-30 15-8 10-12 25-12 44m244 78v-22c-12 17-28 26-49 26-9 0-18-2-26-5-8-4-14-8-17-13-4-6-7-12-8-20-2-5-2-13-2-25v-96h26v86c0 14 1 23 2 28 2 7 5 12 10 16 6 4 12 6 20 6s16-2 23-6 11-9 14-16 5-17 5-31v-83h26v155m31-46 26-4c1 10 6 18 12 24 7 6 16 8 28 8s21-2 27-7 9-11 9-17-3-11-8-14c-3-3-12-6-27-9-19-5-32-10-40-13-7-4-13-9-17-15s-6-13-6-21c0-7 2-13 5-19s8-11 13-15c4-3 10-5 17-7 7-3 15-4 23-4 12 0 23 2 32 6 9 3 16 8 20 14 5 6 8 14 9 24l-26 4c-1-8-4-15-10-19-5-5-13-7-23-7-13 0-21 2-26 6-6 4-8 9-8 14 0 4 1 7 3 9 2 3 6 6 10 7 3 1 11 4 23 7 19 5 32 9 39 12 8 4 14 8 18 14s6 14 6 23-2 17-8 25c-5 7-12 13-22 18-9 4-20 6-33 6-20 0-35-4-46-13-10-8-17-20-20-37m218 23 4 23c-8 2-14 3-20 3-10 0-17-2-22-5-6-3-9-7-11-12-3-5-4-15-4-31v-90h-19v-20h19v-39l27-15v54h26v20h-26v91c0 8 0 13 1 15s2 4 4 5c3 1 6 2 9 2s7 0 12-1m210 4c-9 9-19 14-28 18-9 3-19 5-29 5-17 0-30-4-39-12-9-9-14-20-14-33 0-7 2-14 5-20 4-7 8-12 14-16 5-3 12-6 19-8 5-2 13-3 23-4 21-3 37-6 47-9 0-4 0-6 0-7 0-11-2-18-7-23-7-6-17-9-30-9s-22 2-28 7c-6 4-10 12-13 23l-26-4c3-11 7-20 12-26 5-7 13-12 23-16 11-4 22-6 36-6 13 0 24 2 32 5s14 7 18 12 7 11 9 18c0 4 1 12 1 24v35c0 25 0 40 1 47 2 6 4 13 7 18h-27c-3-5-5-11-6-19m-2-59c-9 4-24 8-43 10-11 2-18 4-23 6-4 2-8 4-10 8-3 4-4 8-4 13 0 7 3 13 8 17 5 5 13 7 23 7 11 0 20-2 28-6 7-5 13-11 17-19 3-6 4-14 4-26m169 12 26 3c-3 18-10 32-22 42-11 10-25 15-42 15-22 0-39-7-52-21s-19-34-19-60c0-17 3-31 8-44 6-12 14-22 26-28 11-6 23-10 37-10 17 0 30 5 41 13 11 9 18 21 21 37l-26 4c-2-11-7-19-13-24s-13-8-22-8c-14 0-24 5-33 14-8 10-12 25-12 46 0 20 4 36 12 45 8 10 18 14 31 14 11 0 19-3 26-9 7-7 12-16 13-29m106 33 4 23c-7 2-14 3-20 3-9 0-17-2-22-5s-9-7-11-12-3-15-3-31v-90h-20v-20h20v-39l26-15v54h26v20h-26v91c0 8 0 13 1 15s3 4 5 5 5 2 9 2c3 0 7 0 11-1m26-161v-30h27v30m-27 184v-155h27v155m83 0-59-155h28l33 93c4 10 7 21 10 31 2-8 6-18 10-29l34-95h28l-59 155m188-50 29 4c-6 16-14 28-25 37-12 9-27 13-45 13-23 0-41-7-54-21s-20-34-20-59c0-26 7-46 20-61 14-14 31-22 53-22 21 0 38 7 51 22 13 14 21 34 21 59 0 2-1 4-1 7h-117c1 18 6 31 15 40s19 13 32 13c10 0 18-2 25-7s12-13 16-25m-86-42h87c-2-13-5-23-10-30-9-10-20-15-33-15-12 0-22 4-31 12-8 8-12 19-13 33m-1555 392v-155h24v22c5-8 11-14 19-19 8-4 18-7 28-7 12 0 21 3 28 8 8 4 13 11 16 20 12-19 28-28 48-28 15 0 27 5 36 13 8 9 12 22 12 40v106h-26v-98c0-10-1-18-3-22-1-5-4-9-9-11-4-3-10-5-16-5-11 0-20 4-27 11s-11 19-11 35v90h-26v-101c0-11-2-20-7-26-4-6-11-9-21-9-7 0-14 2-20 6-7 4-11 10-14 17-3 8-4 19-4 33v80m325-19c-10 9-19 14-28 18-9 3-19 5-29 5-17 0-30-4-40-12-9-9-13-20-13-33 0-7 1-14 5-20 3-7 8-12 13-16 6-3 12-6 19-8 6-2 13-3 24-4 21-3 37-6 47-9 0-4 0-6 0-7 0-11-3-18-8-23-6-6-16-9-30-9-12 0-21 2-27 7-6 4-10 12-13 23l-26-4c2-11 6-20 12-26 5-7 13-12 23-16s22-6 35-6c14 0 24 2 33 5 8 3 14 7 18 12s7 11 8 18c1 4 1 12 1 24v35c0 25 1 40 2 47 1 6 4 13 7 18h-28c-2-5-4-11-5-19m-2-59c-10 4-24 8-43 10-11 2-19 4-23 6-5 2-8 4-11 8-2 4-3 8-3 13 0 7 2 13 8 17 5 5 13 7 23 7s19-2 27-6c8-5 14-11 18-19 2-6 4-14 4-26m68-116v-30h26v30m-26 184v-155h26v155m40 0v-155h24v22c11-17 28-26 50-26 9 0 18 2 25 6 8 3 14 7 18 13 4 5 7 12 8 19 1 5 2 14 2 26v95h-27v-94c0-11-1-19-3-24-2-6-5-10-11-13-5-3-11-5-18-5-11 0-21 4-29 11s-12 21-12 41v84m198-23 4 23c-8 2-14 3-20 3-10 0-17-2-23-5-5-3-9-7-11-12s-3-15-3-31v-90h-19v-20h19v-39l26-15v54h27v20h-27v91c0 8 1 13 2 15s2 4 4 5 5 2 9 2c3 0 7 0 12-1m132-27 27 4c-4 16-12 28-24 37-11 9-26 13-44 13-23 0-41-7-54-21-14-14-20-34-20-59 0-26 6-46 20-61 13-14 31-22 52-22s38 7 51 22c14 14 20 34 20 59 0 2 0 4 0 7h-116c1 18 6 31 14 40 9 9 20 13 33 13 10 0 18-2 25-7s12-13 16-25m-87-42h87c-1-13-4-23-10-30-8-10-19-15-32-15-12 0-23 4-31 12s-13 19-14 33m147 92v-155h24v22c12-17 28-26 50-26 9 0 18 2 26 6 7 3 13 7 17 13 4 5 7 12 8 19 1 5 2 14 2 26v95h-26v-94c0-11-1-19-4-24-2-6-5-10-11-13-5-3-11-5-18-5-11 0-21 4-29 11s-12 21-12 41v84m242-19c-10 9-19 14-28 18-9 3-19 5-29 5-17 0-31-4-40-12-9-9-13-20-13-33 0-7 1-14 5-20 3-7 8-12 13-16 6-3 12-6 19-8 6-2 13-3 24-4 21-3 37-6 47-9 0-4 0-6 0-7 0-11-3-18-8-23-6-6-16-9-30-9-12 0-21 2-27 7-6 4-10 12-13 23l-26-4c2-11 6-20 12-26 5-7 13-12 23-16s22-6 35-6c14 0 24 2 33 5 8 3 14 7 18 12s7 11 8 18c1 4 1 12 1 24v35c0 25 1 40 2 47 1 6 3 13 7 18h-28c-2-5-4-11-5-19m-2-59c-10 4-24 8-43 10-11 2-19 4-23 6-5 2-8 4-11 8-2 4-3 8-3 13 0 7 2 13 8 17 5 5 13 7 23 7s19-2 27-6c8-5 14-11 18-19 2-6 4-14 4-26m67 68v-155h24v22c12-17 28-26 50-26 9 0 18 2 25 6 8 3 14 7 18 13 4 5 7 12 8 19 1 5 2 14 2 26v95h-26v-94c0-11-2-19-4-24-2-6-5-10-11-13-5-3-11-5-18-5-11 0-21 4-29 11s-12 21-12 41v84m242-56 26 3c-3 18-10 32-22 42s-26 15-43 15c-21 0-38-7-51-21s-20-34-20-60c0-17 3-31 9-44 5-12 14-22 25-28 12-6 24-10 37-10 17 0 31 5 42 13 10 9 17 21 20 37l-25 4c-3-11-7-19-13-24s-14-8-23-8c-13 0-24 5-32 14-8 10-12 25-12 46 0 20 4 36 12 45 8 10 18 14 31 14 10 0 19-3 26-9 7-7 11-16 13-29m155 6 28 4c-4 16-12 28-25 37-11 9-26 13-44 13-23 0-41-7-54-21-14-14-20-34-20-59 0-26 6-46 20-61 13-14 31-22 52-22s38 7 51 22c14 14 21 34 21 59 0 2 0 4 0 7h-117c1 18 6 31 14 40 9 9 20 13 33 13 10 0 18-2 25-7s12-13 16-25m-87-42h87c-1-13-4-23-10-30-8-10-19-15-32-15-12 0-23 4-31 12s-13 19-14 33">
            <text:p/>
          </draw:path>
          <draw:polygon draw:style-name="gr5" draw:layer="layout" svg:width="1.966cm" svg:height="1.389cm" svg:x="12.611cm" svg:y="15.872cm" svg:viewBox="0 0 1967 1390" draw:points="0,0 1967,0 1967,1390 0,139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000080"/>
    </style:style>
    <style:style style:name="style1" style:family="graphic" style:parent-style-name="standard">
      <style:graphic-properties draw:stroke="none" draw:fill="solid" draw:fill-color="#000000"/>
    </style:style>
    <style:style style:name="style2" style:family="graphic" style:parent-style-name="standard">
      <style:graphic-properties draw:stroke="none" draw:fill="solid" draw:fill-color="#02ffff"/>
    </style:style>
    <style:style style:name="style3" style:family="graphic" style:parent-style-name="standard">
      <style:graphic-properties draw:stroke="none" draw:fill="solid" draw:fill-color="#008000"/>
    </style:style>
    <style:style style:name="style4" style:family="graphic" style:parent-style-name="standard">
      <style:graphic-properties draw:stroke="solid" svg:stroke-width="0cm" svg:stroke-color="#000000" svg:stroke-opacity="100%" draw:fill="none"/>
    </style:style>
    <style:style style:name="style5" style:family="graphic" style:parent-style-name="standard">
      <style:graphic-properties draw:stroke="none" draw:fill="solid" draw:fill-color="#4d4d4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initial-creator>unknown</meta:initial-creator>
    <meta:creation-date/>
    <dc:format>image/svg+xml</dc:format>
    <meta:editing-cycles>3</meta:editing-cycles>
    <meta:editing-duration>PT00H03M08S</meta:editing-duration>
    <dc:date>2010-01-09T22:25:33</dc:date>
    <dc:creator>Randall O'Reilly</dc:creator>
    <meta:document-statistic meta:object-count="39"/>
    <meta:user-defined meta:name="Info 1"/>
    <meta:user-defined meta:name="Info 2"/>
    <meta:user-defined meta:name="Info 3"/>
    <meta:user-defined meta:name="Info 4"/>
  </office:meta>
</office:document-meta>
</file>